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P11" style:family="paragraph" style:parent-style-name="Table_20_Contents">
      <style:text-properties fo:font-size="2pt" fo:background-color="#00a933" style:font-size-asian="2pt" style:font-size-complex="2pt"/>
    </style:style>
    <style:style style:name="P12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3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ff"/>
    </style:style>
    <style:style style:name="P14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ffffff"/>
    </style:style>
    <style:style style:name="P15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85c12" fo:background-color="#ffffff"/>
    </style:style>
    <style:style style:name="P16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a4934" fo:background-color="#ffffff"/>
    </style:style>
    <style:style style:name="P17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18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bf734" fo:background-color="#468a1a"/>
    </style:style>
    <style:style style:name="P19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paragraph-rsid="003d1f1f" fo:background-color="#468a1a"/>
    </style:style>
    <style:style style:name="P20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officeooo:rsid="00355380" officeooo:paragraph-rsid="00355380" fo:background-color="#468a1a"/>
    </style:style>
    <style:style style:name="P21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2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3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4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5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6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7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28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29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30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31" style:family="paragraph" style:parent-style-name="Text_20_body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468a1a"/>
    </style:style>
    <style:style style:name="P32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5eb91e"/>
    </style:style>
    <style:style style:name="P33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4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5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6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7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38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39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Helvetica Neue" fo:font-size="12pt" fo:letter-spacing="normal" fo:font-style="normal" fo:font-weight="normal" fo:background-color="#5eb91e"/>
    </style:style>
    <style:style style:name="P40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3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officeooo:rsid="002ff2a2"/>
    </style:style>
    <style:style style:name="T5" style:family="text">
      <style:text-properties officeooo:rsid="00302f18"/>
    </style:style>
    <style:style style:name="T6" style:family="text">
      <style:text-properties officeooo:rsid="0031c2f9"/>
    </style:style>
    <style:style style:name="T7" style:family="text">
      <style:text-properties officeooo:rsid="00327a51"/>
    </style:style>
    <style:style style:name="T8" style:family="text">
      <style:text-properties officeooo:rsid="00343664"/>
    </style:style>
    <style:style style:name="T9" style:family="text">
      <style:text-properties officeooo:rsid="003733e4"/>
    </style:style>
    <style:style style:name="T10" style:family="text">
      <style:text-properties fo:background-color="#468a1a" loext:char-shading-value="0"/>
    </style:style>
    <style:style style:name="T11" style:family="text">
      <style:text-properties officeooo:rsid="003820b6" fo:background-color="#468a1a" loext:char-shading-value="0"/>
    </style:style>
    <style:style style:name="T12" style:family="text">
      <style:text-properties officeooo:rsid="003bf734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2960870611" text:style-name="L1">
        <text:list-item>
          <text:p text:style-name="P21">Retirer « En ligne / En boutique »</text:p>
        </text:list-item>
        <text:list-item>
          <text:p text:style-name="P28">-&gt; Putôt sur page récapitulatif de commande<text:span text:style-name="T1"> =&gt; Je me souviens plus de quoi ça parle (si ça me reviens : je vous le dirai)</text:span></text:p>
        </text:list-item>
        <text:list-item>
          <text:p text:style-name="P21">Retirer « Articles restants » </text:p>
        </text:list-item>
        <text:list-item>
          <text:p text:style-name="P21">Ajouter « Question sur l’article » </text:p>
        </text:list-item>
        <text:list-item>
          <text:p text:style-name="P40"><text:span text:style-name="T2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3">https://fontawesome.com/icons/</text:span></text:a></text:p>
        </text:list-item>
        <text:list-item>
          <text:p text:style-name="P21">Ajouter dropdown couleur </text:p>
        </text:list-item>
        <text:list-item>
          <text:p text:style-name="P21">Retour « 14 jours » </text:p>
        </text:list-item>
        <text:list-item>
          <text:p text:style-name="P21">Retirer « Charger plus de produits » </text:p>
        </text:list-item>
        <text:list-item>
          <text:p text:style-name="P21">Ajouter sidebar <text:span text:style-name="T1">=&gt; c'est celui qui trouves sur la liste des produits</text:span></text:p>
        </text:list-item>
        <text:list-item>
          <text:p text:style-name="P21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21">Ajouter section « matière » <text:span text:style-name="T1">=&gt; si c'est en plastique,etc..</text:span></text:p>
        </text:list-item>
        <text:list-item>
          <text:p text:style-name="P21">Ajouter « référence » </text:p>
        </text:list-item>
        <text:list-item>
          <text:p text:style-name="P21">En ligne : ajouter « Délais : 2 semaines », de manière voyante</text:p>
        </text:list-item>
        <text:list-item>
          <text:p text:style-name="P21">À la place des boutons radios : « neuf » ou « occasion », après quantité</text:p>
        </text:list-item>
        <text:list-item>
          <text:p text:style-name="P33">Ajouter tarifs dégressifs (tableau =&gt; car certain produit peuvent être dégressive suivant la quantité).</text:p>
        </text:list-item>
      </text:list>
      <text:p text:style-name="P4"> </text:p>
      <table:table table:name="Table1" table:style-name="Table1">
        <table:table-column table:style-name="Table1.A"/>
        <table:table-column table:style-name="Table1.B"/>
        <table:table-row table:style-name="TableLine105553131397632">
          <table:table-cell table:style-name="Table1.A1" office:value-type="string">
            <text:p text:style-name="P8">Quantité</text:p>
          </table:table-cell>
          <table:table-cell table:style-name="Table1.B1" office:value-type="string">
            <text:p text:style-name="P8">Prix</text:p>
          </table:table-cell>
        </table:table-row>
        <table:table-row table:style-name="TableLine105553131391744"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9"/>
          </table:table-cell>
        </table:table-row>
        <table:table-row table:style-name="TableLine105553131396352">
          <table:table-cell table:style-name="Table1.A2" office:value-type="string">
            <text:p text:style-name="P8">10</text:p>
          </table:table-cell>
          <table:table-cell table:style-name="Table1.B2" office:value-type="string">
            <text:p text:style-name="P9"/>
          </table:table-cell>
        </table:table-row>
        <table:table-row table:style-name="TableLine105553131395072">
          <table:table-cell table:style-name="Table1.A2" office:value-type="string">
            <text:p text:style-name="P8">20</text:p>
          </table:table-cell>
          <table:table-cell table:style-name="Table1.B2" office:value-type="string">
            <text:p text:style-name="P11"/>
          </table:table-cell>
        </table:table-row>
      </table:table>
      <text:p text:style-name="P10">=&gt; n'hésiter pas à aller voir dans le site actuelle si vous arrivez pas comprendre</text:p>
      <text:p text:style-name="P4"> </text:p>
      <text:p text:style-name="P2">Infos pratiques :</text:p>
      <text:list xml:id="list540936243" text:style-name="L2">
        <text:list-item>
          <text:p text:style-name="P34">Padding sur map (aligner avec le reste)</text:p>
        </text:list-item>
        <text:list-item>
          <text:p text:style-name="P38">Ouverture : en 1 ligne</text:p>
        </text:list-item>
        <text:list-item>
          <text:p text:style-name="P34">Ajouter métros, bus</text:p>
        </text:list-item>
      </text:list>
      <text:p text:style-name="P6"> </text:p>
      <text:p text:style-name="P7">Panier :</text:p>
      <text:list xml:id="list2001391982" text:style-name="L3">
        <text:list-item>
          <text:p text:style-name="P35">Qté : ajouter + et -</text:p>
        </text:list-item>
        <text:list-item>
          <text:p text:style-name="P35">Ajouter section codes promo </text:p>
        </text:list-item>
        <text:list-item>
          <text:p text:style-name="P35">Tester en-tête tableau en gras </text:p>
        </text:list-item>
        <text:list-item>
          <text:p text:style-name="P35">Parcours : bouton « Commander sans compte » vs « s’enregistrer / se connecter » (pop-in après clic sur « Valider »)</text:p>
        </text:list-item>
        <text:list-item>
          <text:p text:style-name="P35">Ajouter sections tailles et couleurs (« L, XL ») </text:p>
        </text:list-item>
      </text:list>
      <text:p text:style-name="P6"> </text:p>
      <text:p text:style-name="P7">Mon compte :</text:p>
      <text:list xml:id="list217031264" text:style-name="L4">
        <text:list-item>
          <text:p text:style-name="P36">Créer un champ avec une erreur (rouge + message)</text:p>
        </text:list-item>
        <text:list-item>
          <text:p text:style-name="P29">Ajouter historique des commandes + dl facture </text:p>
        </text:list-item>
      </text:list>
      <text:p text:style-name="P4"> </text:p>
      <text:p text:style-name="P1"><text:soft-page-break/>Récapitulatif :</text:p>
      <text:list xml:id="list3796316369" text:style-name="L5">
        <text:list-item>
          <text:p text:style-name="P22">Créer icône (stand ?) pour retrait en magasin </text:p>
        </text:list-item>
        <text:list-item>
          <text:p text:style-name="P22">Créer dropdown sous Colissimo :</text:p>
          <text:list>
            <text:list-item>
              <text:p text:style-name="P22">Domicile</text:p>
            </text:list-item>
            <text:list-item>
              <text:p text:style-name="P22">Commerçant</text:p>
            </text:list-item>
            <text:list-item>
              <text:p text:style-name="P22">La Poste</text:p>
            </text:list-item>
          </text:list>
        </text:list-item>
        <text:list-item>
          <text:p text:style-name="P32">Section prix : Sticky pour afficher le prix tout le temps</text:p>
        </text:list-item>
        <text:list-item>
          <text:p text:style-name="P22">Ajouter sections tailles et couleurs (« L, XL ») </text:p>
        </text:list-item>
        <text:list-item>
          <text:p text:style-name="P22">Adresse de livraison et facturation différentes</text:p>
        </text:list-item>
        <text:list-item>
          <text:p text:style-name="P39">Enregistrer différentes adresses comme Amazon, Deliveroo, etc.</text:p>
        </text:list-item>
      </text:list>
      <text:p text:style-name="P4"> </text:p>
      <text:p text:style-name="P1">Paiement :</text:p>
      <text:list xml:id="list1202139288" text:style-name="L6">
        <text:list-item>
          <text:p text:style-name="P37">Ajouter « chèques » et « mandats administratifs »</text:p>
        </text:list-item>
        <text:list-item>
          <text:p text:style-name="P23">Bouton régler : à droite </text:p>
        </text:list-item>
      </text:list>
      <text:p text:style-name="P4"> </text:p>
      <text:p text:style-name="P3">Tunnel de vente :</text:p>
      <text:list xml:id="list1011441809" text:style-name="L7">
        <text:list-item>
          <text:p text:style-name="P30">Ajouter étapes</text:p>
          <text:list>
            <text:list-item>
              <text:p text:style-name="P30">Récapitulatif <text:span text:style-name="T6">+ recapitulatif</text:span></text:p>
            </text:list-item>
            <text:list-item>
              <text:p text:style-name="P30">Paiement</text:p>
            </text:list-item>
            <text:list-item>
              <text:p text:style-name="P24">Confirmation </text:p>
            </text:list-item>
          </text:list>
        </text:list-item>
      </text:list>
      <text:p text:style-name="P4"> </text:p>
      <text:p text:style-name="P1">Page confirmation :</text:p>
      <text:list xml:id="list164239354" text:style-name="L8">
        <text:list-item>
          <text:p text:style-name="P25">Ajouter la page</text:p>
        </text:list-item>
        <text:list-item>
          <text:p text:style-name="P25">N° de commande</text:p>
        </text:list-item>
        <text:list-item>
          <text:p text:style-name="P25">Reprendre récapitulatif </text:p>
        </text:list-item>
        <text:list-item>
          <text:p text:style-name="P25">Votre commande a bien été enregistrée.</text:p>
        </text:list-item>
        <text:list-item>
          <text:p text:style-name="P25">Vous recevrez un e-mail de résumé de votre commande et un autre email dès l’envoi du colis</text:p>
        </text:list-item>
        <text:list-item>
          <text:p text:style-name="P25">Pour ceux qui paient par chèque : bouton qui redirige vers la CB s’ils changent d’avis.</text:p>
        </text:list-item>
      </text:list>
      <text:p text:style-name="P4"> </text:p>
      <text:p text:style-name="P2">Connexion :</text:p>
      <text:list xml:id="list4141732181" text:style-name="L9">
        <text:list-item>
          <text:p text:style-name="P26">Ajouter « mdp oublié » </text:p>
        </text:list-item>
        <text:list-item>
          <text:p text:style-name="P26">Créer page « mdp oublié » </text:p>
        </text:list-item>
      </text:list>
      <text:p text:style-name="P5"> </text:p>
      <text:p text:style-name="P2">Menu : </text:p>
      <text:list xml:id="list1519412562" text:style-name="L10">
        <text:list-item>
          <text:p text:style-name="P27">Ajouter FR/EN </text:p>
        </text:list-item>
      </text:list>
      <text:p text:style-name="P12"/>
      <text:p text:style-name="P12"/>
      <text:p text:style-name="P12"/>
      <text:p text:style-name="P12"/>
      <text:p text:style-name="P12"/>
      <text:p text:style-name="P17"><text:soft-page-break/>- <text:span text:style-name="T4">fond jaune</text:span></text:p>
      <text:p text:style-name="P31">- <text:span text:style-name="T4">hover</text:span></text:p>
      <text:p text:style-name="P17">- <text:span text:style-name="T4">multi-image</text:span><text:span text:style-name="T12">s</text:span></text:p>
      <text:p text:style-name="P17">- <text:span text:style-name="T4">sticky </text:span><text:span text:style-name="T12">shipping price on recap page </text:span></text:p>
      <text:p text:style-name="P17">- <text:span text:style-name="T5">dropdown adresse</text:span></text:p>
      <text:p text:style-name="P17">- <text:span text:style-name="T5">breadcumb vente</text:span></text:p>
      <text:p text:style-name="P17">- <text:span text:style-name="T7">page account</text:span></text:p>
      <text:p text:style-name="P13"/>
      <text:p text:style-name="P17">- <text:span text:style-name="T8">bus image</text:span></text:p>
      <text:p text:style-name="P18">- <text:span text:style-name="T7">options paiement column</text:span></text:p>
      <text:p text:style-name="P18">- <text:span text:style-name="T4">velib : Station n°9011 </text:span>Geoffroy – Marie</text:p>
      <text:p text:style-name="P19">- <text:span text:style-name="T4">transport UPS</text:span></text:p>
      <text:p text:style-name="P15"/>
      <text:p text:style-name="P13"/>
      <text:p text:style-name="P20">responsive :</text:p>
      <text:p text:style-name="P14"/>
      <text:p text:style-name="P14">-<text:span text:style-name="T10"> center colissimo et chronopost</text:span></text:p>
      <text:p text:style-name="P20">- <text:span text:style-name="T9">sticky menu search produit</text:span></text:p>
      <text:p text:style-name="P16">- <text:span text:style-name="T11">centrer envoyer contact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8T11:58:07.259900459</dc:date>
    <meta:editing-duration>PT9H20M14S</meta:editing-duration>
    <meta:editing-cycles>23</meta:editing-cycles>
    <meta:generator>LibreOffice/7.0.2.2$MacOSX_X86_64 LibreOffice_project/8349ace3c3162073abd90d81fd06dcfb6b36b994</meta:generator>
    <meta:document-statistic meta:table-count="1" meta:image-count="0" meta:object-count="0" meta:page-count="3" meta:paragraph-count="90" meta:word-count="517" meta:character-count="2706" meta:non-whitespace-character-count="2287"/>
  </office:meta>
</office:document-meta>
</file>